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Absatz-Standardschriftart" style:family="text">
      <style:text-properties fo:font-weight="bold" style:font-weight-asian="bold" style:font-weight-complex="bold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name="T5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6" style:parent-style-name="Absatz-Standardschriftart" style:family="text">
      <style:text-properties fo:font-weight="bold" style:font-weight-asian="bold" style:font-weight-complex="bold"/>
    </style:style>
    <style:style style:name="T7" style:parent-style-name="Absatz-Standardschriftar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8" style:parent-style-name="Absatz-Standardschriftart" style:family="text">
      <style:text-properties style:font-name="Segoe UI Emoji" style:font-name-complex="Segoe UI Emoji" fo:font-weight="bold" style:font-weight-asian="bold" style:font-weight-complex="bold" fo:font-size="11pt" style:font-size-asian="11pt" style:font-size-complex="11pt"/>
    </style:style>
    <style:style style:name="T9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10" style:parent-style-name="Standard" style:list-style-name="LFO1" style:family="paragraph">
      <style:text-properties fo:font-size="11pt" style:font-size-asian="11pt" style:font-size-complex="11pt"/>
    </style:style>
    <style:style style:name="P11" style:parent-style-name="Standard" style:list-style-name="LFO1" style:family="paragraph">
      <style:text-properties fo:font-size="11pt" style:font-size-asian="11pt" style:font-size-complex="11pt"/>
    </style:style>
    <style:style style:name="P12" style:parent-style-name="Standard" style:list-style-name="LFO1" style:family="paragraph">
      <style:text-properties fo:font-size="11pt" style:font-size-asian="11pt" style:font-size-complex="11pt"/>
    </style:style>
    <style:style style:name="P13" style:parent-style-name="Standard" style:list-style-name="LFO1" style:family="paragraph">
      <style:text-properties fo:font-size="11pt" style:font-size-asian="11pt" style:font-size-complex="11pt"/>
    </style:style>
    <style:style style:name="P14" style:parent-style-name="Standard" style:list-style-name="LFO1" style:family="paragraph">
      <style:text-properties fo:font-size="11pt" style:font-size-asian="11pt" style:font-size-complex="11pt"/>
    </style:style>
    <style:style style:name="P15" style:parent-style-name="Standard" style:list-style-name="LFO1" style:family="paragraph">
      <style:text-properties fo:font-size="11pt" style:font-size-asian="11pt" style:font-size-complex="11pt"/>
    </style:style>
    <style:style style:name="T16" style:parent-style-name="Absatz-Standardschriftart" style:family="text">
      <style:text-properties style:font-name="Segoe UI Emoji" style:font-name-complex="Segoe UI Emoji" fo:font-weight="bold" style:font-weight-asian="bold" style:font-weight-complex="bold" fo:font-size="11pt" style:font-size-asian="11pt" style:font-size-complex="11pt"/>
    </style:style>
    <style:style style:name="T17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18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19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1pt" style:font-size-asian="11pt" style:font-size-complex="11pt"/>
    </style:style>
    <style:style style:name="T20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21" style:parent-style-name="Absatz-Standardschriftart" style:family="text">
      <style:text-properties fo:font-size="11pt" style:font-size-asian="11pt" style:font-size-complex="11pt"/>
    </style:style>
    <style:style style:name="T22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23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24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25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T26" style:parent-style-name="Absatz-Standardschriftart" style:family="text">
      <style:text-properties fo:font-size="11pt" style:font-size-asian="11pt" style:font-size-complex="11pt"/>
    </style:style>
    <style:style style:name="T27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28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1pt" style:font-size-asian="11pt" style:font-size-complex="11pt"/>
    </style:style>
    <style:style style:name="T29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30" style:parent-style-name="Absatz-Standardschriftart" style:family="text">
      <style:text-properties fo:font-size="11pt" style:font-size-asian="11pt" style:font-size-complex="11pt"/>
    </style:style>
    <style:style style:name="T31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32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T33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34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T35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36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T37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38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T39" style:parent-style-name="Absatz-Standardschriftart" style:family="text">
      <style:text-properties fo:font-size="11pt" style:font-size-asian="11pt" style:font-size-complex="11pt"/>
    </style:style>
    <style:style style:name="T40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41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1pt" style:font-size-asian="11pt" style:font-size-complex="11pt"/>
    </style:style>
    <style:style style:name="T42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43" style:parent-style-name="Absatz-Standardschriftart" style:family="text">
      <style:text-properties fo:font-size="11pt" style:font-size-asian="11pt" style:font-size-complex="11pt"/>
    </style:style>
    <style:style style:name="T44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45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T46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47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T48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49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T50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51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T52" style:parent-style-name="Absatz-Standardschriftart" style:family="text">
      <style:text-properties fo:font-size="11pt" style:font-size-asian="11pt" style:font-size-complex="11pt"/>
    </style:style>
    <style:style style:name="T53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54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1pt" style:font-size-asian="11pt" style:font-size-complex="11pt"/>
    </style:style>
    <style:style style:name="T55" style:parent-style-name="Absatz-Standardschriftart" style:family="text">
      <style:text-properties fo:font-size="11pt" style:font-size-asian="11pt" style:font-size-complex="11pt"/>
    </style:style>
    <style:style style:name="T56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57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T58" style:parent-style-name="Absatz-Standardschriftart" style:family="text">
      <style:text-properties fo:font-size="11pt" style:font-size-asian="11pt" style:font-size-complex="11pt"/>
    </style:style>
    <style:style style:name="T59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60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1pt" style:font-size-asian="11pt" style:font-size-complex="11pt"/>
    </style:style>
    <style:style style:name="T61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62" style:parent-style-name="Absatz-Standardschriftart" style:family="text">
      <style:text-properties fo:font-size="11pt" style:font-size-asian="11pt" style:font-size-complex="11pt"/>
    </style:style>
    <style:style style:name="T63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64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65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T66" style:parent-style-name="Absatz-Standardschriftart" style:family="text">
      <style:text-properties fo:font-style="italic" style:font-style-asian="italic" style:font-style-complex="italic" fo:font-size="11pt" style:font-size-asian="11pt" style:font-size-complex="11pt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📊</text:span><text:span text:style-name="T3"><text:s/>Unterrichtsprojekt: Gerichtsverhandlung zur Buchführung</text:span></text:p>
      <text:p text:style-name="Standard"><text:span text:style-name="T4">Fallstudie: Bergisches Papierkontor GmbH (BPK)</text:span></text:p>
      <text:p text:style-name="Standard"><text:span text:style-name="T5">⚖️</text:span><text:span text:style-name="T6"><text:s/></text:span><text:span text:style-name="T7">Beispielhaftes Skript für die Gerichtsverhandlung</text:span></text:p>
      <text:p text:style-name="Standard"><text:span text:style-name="T8">🎭</text:span><text:span text:style-name="T9"><text:s/>Rollen</text:span></text:p>
      <text:list text:style-name="LFO1" text:continue-numbering="true">
        <text:list-item>
          <text:p text:style-name="P10">Richter:in (Lehrkraft oder neutrale SuS)</text:p>
        </text:list-item>
        <text:list-item>
          <text:p text:style-name="P11">Wirtschaftsprüfer:innen-Team (Gruppe 1–3)</text:p>
        </text:list-item>
        <text:list-item>
          <text:p text:style-name="P12">Vertreter:in der BPK-Leitung (z. B. Geschäftsführer:in)</text:p>
        </text:list-item>
        <text:list-item>
          <text:p text:style-name="P13">Steuerberater:in / externe Fachperson</text:p>
        </text:list-item>
        <text:list-item>
          <text:p text:style-name="P14">Protokollant:in</text:p>
        </text:list-item>
        <text:list-item>
          <text:p text:style-name="P15">Publikum (restliche Klasse oder Jury)</text:p>
        </text:list-item>
      </text:list>
      <text:p text:style-name="Standard"><text:span text:style-name="T16">📋</text:span><text:span text:style-name="T17"><text:s/>Möglicher Ablauf</text:span></text:p>
      <text:p text:style-name="Standard"><text:span text:style-name="T18">1️</text:span><text:span text:style-name="T19">⃣</text:span><text:span text:style-name="T20"><text:s/></text:span><text:span text:style-name="T21">Eröffnung durch den/die Richter:in</text:span></text:p>
      <text:p text:style-name="Standard"><text:span text:style-name="T22">Richter:in:</text:span></text:p>
      <text:p text:style-name="P23">„Ich eröffne die Sitzung des Finanzgerichts BPK. Gegenstand der heutigen Verhandlung ist<text:line-break/>die Prüfung der Buchführung sowie die Aufklärung verdächtiger Geschäftsvorfälle in der<text:line-break/>Bergisches Papierkontor GmbH.</text:p>
      <text:p text:style-name="P24">Ich begrüße die Vertreter:innen des Wirtschaftsprüfungsteams, der Unternehmensleitung<text:line-break/>und unserer beratenden Steuerexpert:innen.</text:p>
      <text:p text:style-name="P25">Bitte beginnen Sie mit der Vorstellung Ihres Abschlussberichts.“</text:p>
      <text:p text:style-name="Standard"><text:span text:style-name="T26"><draw:custom-shape svg:x="0in" svg:y="0in" svg:width="0in" svg:height="0.02083in" draw:z-index="0" draw:id="id0" draw:style-name="a0" draw:name="Horizontal Line 39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27">2️</text:span><text:span text:style-name="T28">⃣</text:span><text:span text:style-name="T29"><text:s/></text:span><text:span text:style-name="T30">Präsentation des Wirtschaftsprüfungs-Teams</text:span></text:p>
      <text:p text:style-name="Standard"><text:span text:style-name="T31">Wirtschaftsprüfer:in 1:</text:span></text:p>
      <text:p text:style-name="P32">„Wir möchten Ihnen unsere zentralen Feststellungen vorstellen. Im Bereich der<text:line-break/>Wareneingänge kam es zu einer fehlerhaften Buchung – ein Skonto wurde nicht<text:line-break/>berücksichtigt, obwohl die Zahlung fristgerecht erfolgte. Dadurch wurde der Aufwand zu hoch<text:line-break/>angesetzt.“</text:p>
      <text:p text:style-name="Standard"><text:span text:style-name="T33">Wirtschaftsprüfer:in 2:</text:span></text:p>
      <text:p text:style-name="P34">„Weiterhin stellten wir fest, dass ein Exportgeschäft Umsatzsteuer ausgewiesen hat, obwohl<text:line-break/>es sich um eine innergemeinschaftliche Lieferung handelt – dies kann zu Problemen mit dem<text:line-break/>Finanzamt führen.“</text:p>
      <text:p text:style-name="Standard"><text:span text:style-name="T35">Wirtschaftsprüfer:in 3:</text:span></text:p>
      <text:p text:style-name="P36">„Besonders auffällig waren Buchungen auf dem Privatkonto: Ein teurer Bürostuhl wurde an<text:line-break/>die Privatadresse des Geschäftsführers geliefert, Tankbelege ohne Firmenfahrzeugbezug<text:line-break/>wurden als Reisekosten gebucht.“</text:p>
      <text:soft-page-break/>
      <text:p text:style-name="Standard"><text:span text:style-name="T37">Wirtschaftsprüfer:in 1:</text:span></text:p>
      <text:p text:style-name="P38">„Unsere Empfehlung: Einführung eines Vier-Augen-Prinzips für alle Buchungen über 500 €,<text:line-break/>Schulung des Buchungspersonals sowie regelmäßige externe Kontrollprüfungen.“</text:p>
      <text:p text:style-name="Standard"><text:span text:style-name="T39"><draw:custom-shape svg:x="0in" svg:y="0in" svg:width="0in" svg:height="0.02083in" draw:z-index="0" draw:id="id1" draw:style-name="a1" draw:name="Horizontal Line 40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40">3️</text:span><text:span text:style-name="T41">⃣</text:span><text:span text:style-name="T42"><text:s/></text:span><text:span text:style-name="T43">Rückfragen durch das Gericht und das BPK-Management</text:span></text:p>
      <text:p text:style-name="Standard"><text:span text:style-name="T44">Richter:in:</text:span></text:p>
      <text:p text:style-name="P45">„Vielen Dank für Ihre Ausführungen. Können Sie bitte erläutern, ob es sich bei den<text:line-break/>Privatbuchungen um grobe Fahrlässigkeit oder mutmaßliche Absicht handelt?“</text:p>
      <text:p text:style-name="Standard"><text:span text:style-name="T46">Wirtschaftsprüfer:in:</text:span></text:p>
      <text:p text:style-name="P47">„Aufgrund der Häufung und der systematischen Kontenwahl gehen wir von bewusster<text:line-break/>Verschleierung aus – dies könnte steuerstrafrechtliche Konsequenzen nach sich ziehen.“</text:p>
      <text:p text:style-name="Standard"><text:span text:style-name="T48">Vertreter:in BPK:</text:span></text:p>
      <text:p text:style-name="P49">„Ich bin erschüttert über diese Vorwürfe. War die Buchhaltung ausreichend dokumentiert<text:line-break/>oder gab es Hinweise auf Belegfälschung?“</text:p>
      <text:p text:style-name="Standard"><text:span text:style-name="T50">Wirtschaftsprüfer:in:</text:span></text:p>
      <text:p text:style-name="P51">„Teilweise fehlten Belegvermerke. Außerdem stimmten einige Beträge nicht mit den<text:line-break/>Kontoauszügen überein.“</text:p>
      <text:p text:style-name="Standard"><text:span text:style-name="T52"><draw:custom-shape svg:x="0in" svg:y="0in" svg:width="0in" svg:height="0.02083in" draw:z-index="0" draw:id="id2" draw:style-name="a2" draw:name="Horizontal Line 41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53">4️</text:span><text:span text:style-name="T54">⃣</text:span><text:span text:style-name="T55"><text:s/>Gutachten durch die Steuerberater:in</text:span></text:p>
      <text:p text:style-name="Standard"><text:span text:style-name="T56">Steuerberater:in:</text:span></text:p>
      <text:p text:style-name="P57">„Die ermittelten Unregelmäßigkeiten deuten auf Verstöße gegen die<text:line-break/>Grundsätze ordnungsmäßiger Buchführung (GoB) hin. Eine Selbstanzeige kann eine<text:line-break/>strafrechtliche Verfolgung möglicherweise mildern – ich empfehle dringend eine rechtliche<text:line-break/>Beratung.“</text:p>
      <text:p text:style-name="Standard"><text:span text:style-name="T58"><draw:custom-shape svg:x="0in" svg:y="0in" svg:width="0in" svg:height="0.02083in" draw:z-index="0" draw:id="id3" draw:style-name="a3" draw:name="Horizontal Line 42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59">5️</text:span><text:span text:style-name="T60">⃣</text:span><text:span text:style-name="T61"><text:s/></text:span><text:span text:style-name="T62">Urteilsverkündung durch den/die Richter:in</text:span></text:p>
      <text:p text:style-name="Standard"><text:span text:style-name="T63">Richter:in:</text:span></text:p>
      <text:p text:style-name="P64">„Das Gericht kommt zu dem Schluss, dass die Wirtschaftsprüfung auf fundierte Weise<text:line-break/>relevante Fehler und potenzielle Verstöße identifiziert hat.</text:p>
      <text:p text:style-name="P65">Die Bergisches Papierkontor GmbH wird aufgefordert, innerhalb von 30 Tagen eine<text:line-break/>interne Revision einzuleiten und die Empfehlungen umzusetzen.</text:p>
      <text:p text:style-name="Standard"><text:span text:style-name="T66">Das Verfahren ist damit geschlossen. Vielen Dank.“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style:font-name="Arial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olf Laura</meta:initial-creator>
    <dc:creator>Wolf Laura</dc:creator>
    <meta:creation-date>2026-03-17T13:24:00Z</meta:creation-date>
    <dc:date>2026-03-17T13:24:00Z</dc:date>
    <meta:template xlink:href="Normal" xlink:type="simple"/>
    <meta:editing-cycles>2</meta:editing-cycles>
    <meta:editing-duration>PT0S</meta:editing-duration>
    <meta:document-statistic meta:page-count="2" meta:paragraph-count="6" meta:word-count="444" meta:character-count="3236" meta:row-count="23" meta:non-whitespace-character-count="2798"/>
  </office:meta>
</office:document-meta>
</file>